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2pt" fo:font-weight="bold" style:font-size-asian="18pt" style:font-size-complex="18pt"/>
    </style:style>
    <style:style style:name="P3" style:family="paragraph">
      <style:paragraph-properties fo:text-align="center"/>
      <style:text-properties fo:color="#ff0000" style:text-position="0% 100%"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0.9cm" svg:height="0.9cm" svg:x="4.6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1cm" svg:height="2.2cm" svg:x="11cm" svg:y="19.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cm" svg:height="1.1cm" svg:x="8.5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3cm" svg:height="1.2cm" svg:x="16cm" svg:y="2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cm" svg:height="1cm" svg:x="9.5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cm" svg:height="1.2cm" svg:x="13.5cm" svg:y="2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1cm" svg:x="3.3cm" svg:y="2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354cm" svg:y1="25.939cm" svg:x2="13.5cm" svg:y2="28cm" draw:start-shape="id1" draw:start-glue-point="9" draw:end-shape="id2" draw:end-glue-point="6" svg:d="m9354 25939 4146 2061" svg:viewBox="0 0 4147 2062">
          <text:p/>
        </draw:connector>
        <draw:connector draw:style-name="gr3" draw:text-style-name="P1" draw:layer="layout" draw:type="line" svg:x1="14.1cm" svg:y1="27.4cm" svg:x2="16.65cm" svg:y2="24.4cm" draw:start-shape="id2" draw:start-glue-point="0" draw:end-shape="id3" draw:end-glue-point="8" svg:d="m14100 27400 2550-3000" svg:viewBox="0 0 2551 3001">
          <text:p/>
        </draw:connector>
        <draw:connector draw:style-name="gr3" draw:text-style-name="P1" draw:layer="layout" draw:type="line" svg:x1="8.5cm" svg:y1="25.55cm" svg:x2="4.5cm" svg:y2="25.45cm" draw:start-shape="id1" draw:start-glue-point="6" draw:end-shape="id4" draw:end-glue-point="10" svg:d="m8500 25550-4000-100" svg:viewBox="0 0 4001 101">
          <text:p/>
        </draw:connector>
        <draw:connector draw:style-name="gr3" draw:text-style-name="P1" draw:layer="layout" draw:type="line" svg:x1="5.369cm" svg:y1="20.569cm" svg:x2="9cm" svg:y2="25cm" draw:start-shape="id5" draw:start-glue-point="9" draw:end-shape="id1" draw:end-glue-point="4" svg:d="m5369 20569 3631 4431" svg:viewBox="0 0 3632 4432">
          <text:p/>
        </draw:connector>
        <draw:connector draw:style-name="gr3" draw:text-style-name="P1" draw:layer="layout" draw:type="line" svg:x1="5.369cm" svg:y1="19.931cm" svg:x2="9.646cm" svg:y2="16.454cm" draw:start-shape="id5" draw:start-glue-point="11" draw:end-shape="id6" draw:end-glue-point="7" svg:d="m5369 19931 4277-3477" svg:viewBox="0 0 4278 3478">
          <text:p/>
        </draw:connector>
        <draw:connector draw:style-name="gr3" draw:text-style-name="P1" draw:layer="layout" draw:type="line" svg:x1="9.5cm" svg:y1="25.55cm" svg:x2="16cm" svg:y2="23.8cm" draw:start-shape="id1" draw:start-glue-point="10" draw:end-shape="id3" draw:end-glue-point="6" svg:d="m9500 25550 6500-1750" svg:viewBox="0 0 6501 1751">
          <text:p/>
        </draw:connector>
        <draw:connector draw:style-name="gr4" draw:text-style-name="P1" draw:layer="layout" draw:type="line" svg:x1="16cm" svg:y1="23.8cm" svg:x2="13.1cm" svg:y2="20.3cm" draw:start-shape="id3" draw:start-glue-point="3" draw:end-shape="id7" draw:end-glue-point="10" svg:d="m16000 23800-2900-3500" svg:viewBox="0 0 2901 3501">
          <text:p/>
        </draw:connector>
        <draw:connector draw:style-name="gr5" draw:text-style-name="P2" draw:layer="layout" draw:type="line" svg:x1="5.5cm" svg:y1="20.25cm" svg:x2="11cm" svg:y2="20.3cm" draw:start-shape="id5" draw:start-glue-point="10" draw:end-shape="id7" draw:end-glue-point="6" svg:d="m5500 20250 5500 50" svg:viewBox="0 0 5501 51">
          <text:p text:style-name="P2"/>
        </draw:connector>
        <draw:connector draw:style-name="gr5" draw:text-style-name="P3" draw:layer="layout" draw:type="line" svg:x1="10.354cm" svg:y1="16.454cm" svg:x2="12.05cm" svg:y2="19.2cm" draw:start-shape="id6" draw:start-glue-point="9" draw:end-shape="id7" draw:end-glue-point="4" svg:d="m10354 16454 1696 2746" svg:viewBox="0 0 1697 2747">
          <text:p text:style-name="P3"/>
        </draw:connector>
        <draw:connector draw:style-name="gr4" draw:text-style-name="P1" draw:layer="layout" draw:type="line" svg:x1="9cm" svg:y1="25cm" svg:x2="11.307cm" svg:y2="21.078cm" draw:start-shape="id1" draw:start-glue-point="4" draw:end-shape="id7" draw:end-glue-point="7" svg:d="m9000 25000 2307-3922" svg:viewBox="0 0 2308 3923">
          <text:p/>
        </draw:connector>
        <draw:line draw:style-name="gr3" draw:text-style-name="P1" draw:layer="layout" svg:x1="1.464cm" svg:y1="15.2cm" svg:x2="19.064cm" svg:y2="15.1cm">
          <text:p/>
        </draw:line>
        <draw:custom-shape draw:style-name="gr1" draw:text-style-name="P1" xml:id="id12" draw:id="id12" draw:layer="layout" svg:width="0.9cm" svg:height="0.9cm" svg:x="3.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cm" svg:height="1cm" svg:x="10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cm" svg:height="1cm" svg:x="10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1cm" svg:height="1cm" svg:x="8.8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cm" svg:height="0.9cm" svg:x="10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2cm" svg:height="1.2cm" svg:x="9.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cm" svg:height="0.9cm" svg:x="1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cm" svg:height="1.1cm" svg:x="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3cm" svg:height="1.2cm" svg:x="14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cm" svg:height="1cm" svg:x="8.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2cm" svg:height="1.2cm" svg:x="11.7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2cm" svg:height="1.1cm" svg:x="1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854cm" svg:y1="12.839cm" svg:x2="11.7cm" svg:y2="14cm" draw:start-shape="id8" draw:start-glue-point="9" draw:end-shape="id9" draw:end-glue-point="6" svg:d="m7854 12839 3846 1161" svg:viewBox="0 0 3847 1162">
          <text:p/>
        </draw:connector>
        <draw:connector draw:style-name="gr3" draw:text-style-name="P1" draw:layer="layout" draw:type="line" svg:x1="12.3cm" svg:y1="13.4cm" svg:x2="14.69cm" svg:y2="11.125cm" draw:start-shape="id9" draw:start-glue-point="0" draw:end-shape="id10" draw:end-glue-point="7" svg:d="m12300 13400 2390-2275" svg:viewBox="0 0 2391 2276">
          <text:p/>
        </draw:connector>
        <draw:connector draw:style-name="gr3" draw:text-style-name="P1" draw:layer="layout" draw:type="line" svg:x1="7cm" svg:y1="12.45cm" svg:x2="3cm" svg:y2="12.35cm" draw:start-shape="id8" draw:start-glue-point="6" draw:end-shape="id11" draw:end-glue-point="10" svg:d="m7000 12450-4000-100" svg:viewBox="0 0 4001 101">
          <text:p/>
        </draw:connector>
        <draw:connector draw:style-name="gr3" draw:text-style-name="P1" draw:layer="layout" draw:type="line" svg:x1="3.869cm" svg:y1="7.469cm" svg:x2="7.5cm" svg:y2="11.9cm" draw:start-shape="id12" draw:start-glue-point="9" draw:end-shape="id8" draw:end-glue-point="4" svg:d="m3869 7469 3631 4431" svg:viewBox="0 0 3632 4432">
          <text:p/>
        </draw:connector>
        <draw:connector draw:style-name="gr3" draw:text-style-name="P1" draw:layer="layout" draw:type="line" svg:x1="3.869cm" svg:y1="6.831cm" svg:x2="8.546cm" svg:y2="2.654cm" draw:start-shape="id12" draw:start-glue-point="11" draw:end-shape="id13" draw:end-glue-point="7" svg:d="m3869 6831 4677-4177" svg:viewBox="0 0 4678 4178">
          <text:p/>
        </draw:connector>
        <draw:connector draw:style-name="gr3" draw:text-style-name="P1" draw:layer="layout" draw:type="line" svg:x1="7.854cm" svg:y1="12.061cm" svg:x2="10.146cm" svg:y2="8.554cm" draw:start-shape="id8" draw:start-glue-point="11" draw:end-shape="id14" draw:end-glue-point="7" svg:d="m7854 12061 2292-3507" svg:viewBox="0 0 2293 3508">
          <text:p/>
        </draw:connector>
        <draw:connector draw:style-name="gr3" draw:text-style-name="P1" draw:layer="layout" draw:type="line" svg:x1="8cm" svg:y1="12.45cm" svg:x2="14.69cm" svg:y2="11.125cm" draw:start-shape="id8" draw:start-glue-point="10" draw:end-shape="id10" draw:end-glue-point="7" svg:d="m8000 12450 6690-1325" svg:viewBox="0 0 6691 1326">
          <text:p/>
        </draw:connector>
        <draw:connector draw:style-name="gr3" draw:text-style-name="P1" draw:layer="layout" draw:type="line" svg:x1="14.5cm" svg:y1="10.7cm" svg:x2="11.654cm" svg:y2="7.969cm" draw:start-shape="id10" draw:start-glue-point="3" draw:end-shape="id15" draw:end-glue-point="9" svg:d="m14500 10700-2846-2731" svg:viewBox="0 0 2847 2732">
          <text:p/>
        </draw:connector>
        <draw:connector draw:style-name="gr3" draw:text-style-name="P1" draw:layer="layout" draw:type="line" svg:x1="15.15cm" svg:y1="10.1cm" svg:x2="12cm" svg:y2="5.65cm" draw:start-shape="id10" draw:start-glue-point="4" draw:end-shape="id16" draw:end-glue-point="10" svg:d="m15150 10100-3150-4450" svg:viewBox="0 0 3151 4451">
          <text:p/>
        </draw:connector>
        <draw:connector draw:style-name="gr3" draw:text-style-name="P1" draw:layer="layout" draw:type="line" svg:x1="4cm" svg:y1="7.15cm" svg:x2="8.8cm" svg:y2="7.6cm" draw:start-shape="id12" draw:start-glue-point="10" draw:end-shape="id17" draw:end-glue-point="6" svg:d="m4000 7150 4800 450" svg:viewBox="0 0 4801 451">
          <text:p/>
        </draw:connector>
        <draw:connector draw:style-name="gr3" draw:text-style-name="P1" draw:layer="layout" draw:type="line" svg:x1="8.9cm" svg:y1="2.8cm" svg:x2="9.3cm" svg:y2="6.6cm" draw:start-shape="id13" draw:start-glue-point="8" draw:end-shape="id18" draw:end-glue-point="6" svg:d="m8900 2800 400 3800" svg:viewBox="0 0 401 3801">
          <text:p/>
        </draw:connector>
        <draw:connector draw:style-name="gr3" draw:text-style-name="P1" draw:layer="layout" draw:type="line" svg:x1="9.254cm" svg:y1="2.654cm" svg:x2="9.9cm" svg:y2="6cm" draw:start-shape="id13" draw:start-glue-point="9" draw:end-shape="id18" draw:end-glue-point="4" svg:d="m9254 2654 646 3346" svg:viewBox="0 0 647 3347">
          <text:p/>
        </draw:connector>
        <draw:connector draw:style-name="gr3" draw:text-style-name="P1" draw:layer="layout" draw:type="line" svg:x1="9.4cm" svg:y1="2.3cm" svg:x2="11.146cm" svg:y2="5.331cm" draw:start-shape="id13" draw:start-glue-point="10" draw:end-shape="id16" draw:end-glue-point="5" svg:d="m9400 2300 1746 3031" svg:viewBox="0 0 1747 3032">
          <text:p/>
        </draw:connector>
        <draw:connector draw:style-name="gr3" draw:text-style-name="P1" draw:layer="layout" draw:type="line" svg:x1="7.5cm" svg:y1="11.9cm" svg:x2="9.35cm" svg:y2="8.1cm" draw:start-shape="id8" draw:start-glue-point="4" draw:end-shape="id17" draw:end-glue-point="8" svg:d="m7500 11900 1850-3800" svg:viewBox="0 0 1851 3801">
          <text:p/>
        </draw:connector>
        <draw:frame draw:style-name="gr6" draw:layer="layout" svg:width="0.853cm" svg:height="0.962cm" svg:x="10.3cm" svg:y="22.538cm">
          <draw:text-box>
            <text:p>2</text:p>
          </draw:text-box>
        </draw:frame>
        <draw:frame draw:style-name="gr6" draw:layer="layout" svg:width="0.853cm" svg:height="0.962cm" svg:x="14.3cm" svg:y="20.9cm">
          <draw:text-box>
            <text:p>2</text:p>
          </draw:text-box>
        </draw:frame>
        <draw:frame draw:style-name="gr6" draw:layer="layout" svg:width="0.853cm" svg:height="0.962cm" svg:x="8.847cm" svg:y="19.4cm">
          <draw:text-box>
            <text:p>2</text:p>
          </draw:text-box>
        </draw:frame>
        <draw:frame draw:style-name="gr6" draw:layer="layout" svg:width="0.853cm" svg:height="0.962cm" svg:x="11.347cm" svg:y="17.1cm">
          <draw:text-box>
            <text:p>2</text:p>
          </draw:text-box>
        </draw:frame>
        <draw:connector draw:style-name="gr3" draw:text-style-name="P1" draw:layer="layout" draw:type="line" svg:x1="3.475cm" svg:y1="25.061cm" svg:x2="5.369cm" svg:y2="20.569cm" draw:start-shape="id4" draw:start-glue-point="5" draw:end-shape="id5" draw:end-glue-point="9" svg:d="m3475 25061 1894-4492" svg:viewBox="0 0 1895 4493">
          <text:p/>
        </draw:connector>
        <draw:connector draw:style-name="gr3" draw:text-style-name="P1" draw:layer="layout" draw:type="line" svg:x1="2.4cm" svg:y1="11.8cm" svg:x2="3.231cm" svg:y2="7.469cm" draw:start-shape="id11" draw:start-glue-point="4" draw:end-shape="id12" draw:end-glue-point="7" svg:d="m2400 11800 831-4331" svg:viewBox="0 0 832 4332">
          <text:p/>
        </draw:connector>
        <draw:connector draw:style-name="gr3" draw:text-style-name="P1" draw:layer="layout" draw:type="line" svg:x1="10.9cm" svg:y1="6.9cm" svg:x2="11.3cm" svg:y2="7.2cm" draw:start-shape="id19" draw:start-glue-point="8" draw:end-shape="id15" draw:end-glue-point="4" svg:d="m10900 6900 400 300" svg:viewBox="0 0 401 301">
          <text:p/>
        </draw:connector>
        <draw:connector draw:style-name="gr3" draw:text-style-name="P1" draw:layer="layout" draw:type="line" svg:x1="10.325cm" svg:y1="7.025cm" svg:x2="10.8cm" svg:y2="7.65cm" draw:start-shape="id18" draw:start-glue-point="9" draw:end-shape="id15" draw:end-glue-point="6" svg:d="m10325 7025 475 625" svg:viewBox="0 0 476 6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4T03:29:24.348263771</meta:creation-date>
    <dc:date>2013-11-04T03:45:03.218512544</dc:date>
    <meta:editing-duration>PT28S</meta:editing-duration>
    <meta:editing-cycles>1</meta:editing-cycles>
    <meta:document-statistic meta:object-count="52"/>
    <meta:generator>LibreOffice/4.1.3.2$Linux_X86_64 LibreOffice_project/410m0$Build-2</meta:generator>
  </office:meta>
</office:document-meta>
</file>